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ac019" officeooo:paragraph-rsid="001ac019"/>
    </style:style>
    <style:style style:name="P2" style:family="paragraph" style:parent-style-name="Preformatted_20_Text">
      <style:text-properties officeooo:rsid="001ac019" officeooo:paragraph-rsid="001ba6df"/>
    </style:style>
    <style:style style:name="P3" style:family="paragraph" style:parent-style-name="Preformatted_20_Text">
      <style:text-properties officeooo:rsid="001ac019" officeooo:paragraph-rsid="001f5c75"/>
    </style:style>
    <style:style style:name="P4" style:family="paragraph" style:parent-style-name="Preformatted_20_Text">
      <style:text-properties fo:font-size="14pt" fo:font-weight="bold" officeooo:rsid="001ac019" officeooo:paragraph-rsid="001ac019" style:font-size-asian="14pt" style:font-weight-asian="bold" style:font-size-complex="14pt" style:font-weight-complex="bold"/>
    </style:style>
    <style:style style:name="P5" style:family="paragraph" style:parent-style-name="Preformatted_20_Text">
      <style:text-properties fo:font-size="14pt" fo:font-weight="bold" officeooo:rsid="001ac019" officeooo:paragraph-rsid="001d8222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font-size="14pt" fo:font-weight="bold" officeooo:rsid="001ac019" officeooo:paragraph-rsid="001f5c75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officeooo:rsid="001d8222" officeooo:paragraph-rsid="001d8222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1d8222" officeooo:paragraph-rsid="001f5c75" style:font-size-asian="14pt" style:font-weight-asian="bold" style:font-size-complex="14pt" style:font-weight-complex="bold"/>
    </style:style>
    <style:style style:name="P9" style:family="paragraph" style:parent-style-name="Preformatted_20_Text">
      <style:text-properties officeooo:rsid="001ba6df" officeooo:paragraph-rsid="001ba6df"/>
    </style:style>
    <style:style style:name="P10" style:family="paragraph" style:parent-style-name="Preformatted_20_Text" style:list-style-name="L1">
      <style:text-properties officeooo:rsid="001ba6df" officeooo:paragraph-rsid="001ba6df"/>
    </style:style>
    <style:style style:name="P11" style:family="paragraph" style:parent-style-name="Preformatted_20_Text">
      <style:text-properties fo:font-weight="bold" officeooo:rsid="001ac019" officeooo:paragraph-rsid="001f5c75" style:font-weight-asian="bold" style:font-weight-complex="bold"/>
    </style:style>
    <style:style style:name="P12" style:family="paragraph" style:parent-style-name="Preformatted_20_Text">
      <style:text-properties fo:font-weight="bold" officeooo:rsid="001ba6df" officeooo:paragraph-rsid="001ba6df" style:font-weight-asian="bold" style:font-weight-complex="bold"/>
    </style:style>
    <style:style style:name="P13" style:family="paragraph" style:parent-style-name="Table_20_Contents">
      <style:text-properties style:font-name="Liberation Mono" fo:font-size="12pt" officeooo:rsid="001d8222" officeooo:paragraph-rsid="001d8222" style:font-name-asian="Droid Sans Fallback1" style:font-size-asian="12pt" style:font-name-complex="Liberation Mono" style:font-size-complex="12pt"/>
    </style:style>
    <style:style style:name="P14" style:family="paragraph" style:parent-style-name="Table_20_Contents">
      <style:text-properties style:font-name="Liberation Mono" fo:font-size="12pt" officeooo:rsid="001d8222" officeooo:paragraph-rsid="001f5c75" style:font-name-asian="Droid Sans Fallback1" style:font-size-asian="12pt" style:font-name-complex="Liberation Mono" style:font-size-complex="12pt"/>
    </style:style>
    <style:style style:name="P15" style:family="paragraph" style:parent-style-name="Table_20_Contents">
      <style:text-properties style:font-name="Liberation Mono" fo:font-size="12pt" fo:font-weight="bold" officeooo:rsid="001d8222" officeooo:paragraph-rsid="001d8222" style:font-name-asian="Droid Sans Fallback1" style:font-size-asian="12pt" style:font-weight-asian="bold" style:font-name-complex="Liberation Mono" style:font-size-complex="12pt" style:font-weight-complex="bold"/>
    </style:style>
    <style:style style:name="P16" style:family="paragraph" style:parent-style-name="Table_20_Contents">
      <style:text-properties style:font-name="Liberation Mono" fo:font-size="12pt" fo:font-weight="bold" officeooo:rsid="001d8222" officeooo:paragraph-rsid="001f5c75" style:font-name-asian="Droid Sans Fallback1" style:font-size-asian="12pt" style:font-weight-asian="bold" style:font-name-complex="Liberation Mono" style:font-size-complex="12pt" style:font-weight-complex="bold"/>
    </style:style>
    <style:style style:name="T1" style:family="text">
      <style:text-properties officeooo:rsid="001ba6df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latório Final</text:p>
      <text:p text:style-name="P11"/>
      <text:p text:style-name="P11">Trabalho 2 de AA</text:p>
      <text:p text:style-name="P11"/>
      <text:p text:style-name="P3"><text:span text:style-name="T2">Grupo:</text:span> 1320614 - Alexandre Werneck</text:p>
      <text:p text:style-name="P3"><text:s text:c="7"/>1311162 - Hugo Roque</text:p>
      <text:p text:style-name="P9"/>
      <text:p text:style-name="P12">ÍNDICE</text:p>
      <text:list xml:id="list4785688244972928899" text:style-name="L1">
        <text:list-item>
          <text:p text:style-name="P10">Ambiente Experimental</text:p>
        </text:list-item>
        <text:list-item>
          <text:p text:style-name="P10">Algoritmos e estrutura de dados utilizadas</text:p>
        </text:list-item>
        <text:list-item>
          <text:p text:style-name="P10">Resultados e tempos de execução</text:p>
        </text:list-item>
      </text:list>
      <text:p text:style-name="P2"/>
      <text:p text:style-name="P1"/>
      <text:p text:style-name="P4"><text:span text:style-name="T1">1 - </text:span>Ambiente experimental</text:p>
      <text:p text:style-name="P4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5">Sistema Operacional</text:p>
          </table:table-cell>
          <table:table-cell table:style-name="Tabela1.B1" office:value-type="string">
            <text:p text:style-name="P13">Linux 64 bits</text:p>
          </table:table-cell>
        </table:table-row>
        <table:table-row>
          <table:table-cell table:style-name="Tabela1.A2" office:value-type="string">
            <text:p text:style-name="P15">Memória</text:p>
          </table:table-cell>
          <table:table-cell table:style-name="Tabela1.B2" office:value-type="string">
            <text:p text:style-name="P13">4GB</text:p>
          </table:table-cell>
        </table:table-row>
        <table:table-row>
          <table:table-cell table:style-name="Tabela1.A2" office:value-type="string">
            <text:p text:style-name="P15">Linguagem de programação</text:p>
          </table:table-cell>
          <table:table-cell table:style-name="Tabela1.B2" office:value-type="string">
            <text:p text:style-name="P13">Python</text:p>
          </table:table-cell>
        </table:table-row>
        <table:table-row>
          <table:table-cell table:style-name="Tabela1.A2" office:value-type="string">
            <text:p text:style-name="P15">Versão da linguagem</text:p>
          </table:table-cell>
          <table:table-cell table:style-name="Tabela1.B2" office:value-type="string">
            <text:p text:style-name="P13">2.7.6</text:p>
          </table:table-cell>
        </table:table-row>
      </table:table>
      <text:p text:style-name="P4"/>
      <text:p text:style-name="P7">2 – Algoritmos e estrutura de dados utilizadas</text:p>
      <text:p text:style-name="P5"/>
      <text:p text:style-name="P5"/>
      <text:p text:style-name="P5"/>
      <text:p text:style-name="P5"/>
      <text:p text:style-name="P7">3 – Resultados e tempos de execu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30T14:58:10.869455331</dc:date>
    <dc:creator>Alexandre Werneck</dc:creator>
    <meta:generator>LibreOffice/4.2.7.2$Linux_x86 LibreOffice_project/420m0$Build-2</meta:generator>
    <meta:editing-duration>PT1H44S</meta:editing-duration>
    <meta:editing-cycles>5</meta:editing-cycles>
    <meta:document-statistic meta:table-count="1" meta:image-count="0" meta:object-count="0" meta:page-count="1" meta:paragraph-count="19" meta:word-count="64" meta:character-count="404" meta:non-whitespace-character-count="349"/>
  </office:meta>
</office:document-meta>
</file>